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RODRIGUEZ, URS FAUSTIN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6700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726875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ANDEZ RODRIGUEZ, URS FAUSTI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6700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25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8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34329874</text:p>
          </table:table-cell>
          <table:table-cell table:style-name="Tabla2.A2" office:value-type="string">
            <text:p text:style-name="P7">28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NORTE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9:06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